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9972*"/>
    </style:style>
    <style:style style:name="Table3.A1" style:family="table-cell">
      <style:table-cell-properties fo:background-color="#cfe7e5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9972*"/>
    </style:style>
    <style:style style:name="Table4.A1" style:family="table-cell">
      <style:table-cell-properties fo:background-color="#cfe7e5" fo:padding="0.0382in" fo:border="non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9972*"/>
    </style:style>
    <style:style style:name="Table5.A1" style:family="table-cell">
      <style:table-cell-properties fo:background-color="#cfe7e5" fo:padding="0.0382in" fo:border="non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9972*"/>
    </style:style>
    <style:style style:name="Table6.A1" style:family="table-cell">
      <style:table-cell-properties fo:background-color="#cfe7e5" fo:padding="0.0382in" fo:border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9972*"/>
    </style:style>
    <style:style style:name="Table7.A1" style:family="table-cell">
      <style:table-cell-properties fo:background-color="#cfe7e5" fo:padding="0.0382in" fo:border="none">
        <style:background-image/>
      </style:table-cell-properties>
    </style:style>
    <style:style style:name="P1" style:family="paragraph" style:parent-style-name="Standard">
      <style:text-properties style:font-name="Droid Sans" fo:font-size="11pt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23pt" fo:font-weight="bold" style:font-size-asian="20.1000003814697pt" style:font-weight-asian="bold" style:font-size-complex="2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style:page-number="auto"/>
      <style:text-properties style:font-name="Droid Sans" fo:font-size="11pt" style:font-size-asian="9.60000038146973pt" style:font-size-complex="11pt"/>
    </style:style>
    <style:style style:name="P8" style:family="paragraph" style:parent-style-name="Table_20_Contents">
      <style:text-properties style:font-name="Droid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Droid Sans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Currency manager HLA</text:p>
      <text:p text:style-name="P4">Software Engineering</text:p>
      <text:p text:style-name="P6">School of Informatics</text:p>
      <text:p text:style-name="P6">Faculty of Economics</text:p>
      <text:p text:style-name="P6">Pula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h text:style-name="Heading_20_1" text:outline-level="1">Project overview</text:h>
          </table:table-cell>
        </table:table-row>
      </table:table>
      <text:p text:style-name="Text_20_body"/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1" text:outline-level="1">High Level Architecture</text:h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h text:style-name="Heading_20_1" text:outline-level="1">Detailed Design</text:h>
          </table:table-cell>
        </table:table-row>
      </table:table>
      <text:p text:style-name="Standard"/>
      <text:p text:style-name="Standard"/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h text:style-name="Heading_20_1" text:outline-level="1">Patterns and Practices</text:h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h text:style-name="Heading_20_1" text:outline-level="1">Configuration Management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0.4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MP1" style:family="paragraph" style:parent-style-name="Table_20_Contents">
      <style:text-properties style:font-name="Droid Sans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style:font-name="Droid Sans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Paper</text:p>
              <text:p text:style-name="MP1"/>
              <text:p text:style-name="MP2">Currency manager architecture</text:p>
            </table:table-cell>
            <table:table-cell table:style-name="Table1.A1" office:value-type="string">
              <text:p text:style-name="MP1">Class</text:p>
              <text:p text:style-name="MP1"/>
              <text:p text:style-name="MP2">Software engineering</text:p>
            </table:table-cell>
            <table:table-cell table:style-name="Table1.C1" office:value-type="string">
              <text:p text:style-name="MP1">Author</text:p>
              <text:p text:style-name="MP1"/>
              <text:p text:style-name="MP2">Nikola Stjelja, nstjelja@unipu.hr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Last change date</text:p>
              <text:p text:style-name="MP2"/>
            </table:table-cell>
            <table:table-cell table:style-name="Table2.A1" office:value-type="string">
              <text:p text:style-name="MP1">Version</text:p>
              <text:p text:style-name="MP2">X.00.00.00</text:p>
            </table:table-cell>
            <table:table-cell table:style-name="Table2.C1" office:value-type="string">
              <text:p text:style-name="MP1">Status</text:p>
              <text:p text:style-name="MP2">Draft</text:p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Stjelja</meta:initial-creator>
    <meta:creation-date>2012-04-21T18:15:59</meta:creation-date>
    <dc:date>2012-04-21T18:33:53</dc:date>
    <dc:creator>Nikola Stjelja</dc:creator>
    <meta:editing-duration>PT17M56S</meta:editing-duration>
    <meta:editing-cycles>5</meta:editing-cycles>
    <meta:generator>LibreOffice/3.4$Unix LibreOffice_project/340m1$Build-402</meta:generator>
    <meta:document-statistic meta:table-count="7" meta:image-count="0" meta:object-count="0" meta:page-count="2" meta:paragraph-count="21" meta:word-count="42" meta:character-count="327" meta:non-whitespace-character-count="306"/>
  </office:meta>
</office:document-meta>
</file>